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myDash3Space7" svg:stroke-width="0.4cm" svg:stroke-color="#0000ff" draw:marker-start-width="0.8cm" draw:marker-end-width="0.8cm" svg:stroke-linecap="butt" draw:fill="solid" draw:fill-color="#ff0000" draw:textarea-vertical-align="middle" fo:padding-top="0.325cm" fo:padding-bottom="0.325cm" fo:padding-left="0.45cm" fo:padding-right="0.45cm"/>
    </style:style>
    <style:style style:name="gr2" style:family="graphic" style:parent-style-name="objectwithoutfill">
      <style:graphic-properties draw:stroke="dash" draw:stroke-dash="myDash3Space7Round" svg:stroke-width="0.4cm" svg:stroke-color="#0000ff" draw:marker-start-width="0.8cm" draw:marker-end-width="0.8cm" svg:stroke-linecap="butt" draw:fill="solid" draw:fill-color="#db2424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draw:stroke="dash" draw:stroke-dash="myDash3Space7" svg:stroke-width="0.4cm" svg:stroke-color="#0000ff" draw:marker-start-width="0.8cm" draw:marker-end-width="0.8cm" svg:stroke-linecap="round" draw:fill="solid" draw:fill-color="#b74848" draw:textarea-vertical-align="middle" fo:padding-top="0.325cm" fo:padding-bottom="0.325cm" fo:padding-left="0.45cm" fo:padding-right="0.45cm"/>
    </style:style>
    <style:style style:name="gr4" style:family="graphic" style:parent-style-name="objectwithoutfill">
      <style:graphic-properties draw:stroke="dash" draw:stroke-dash="myDash3Space7Round" svg:stroke-width="0.4cm" svg:stroke-color="#0000ff" draw:marker-start-width="0.8cm" draw:marker-end-width="0.8cm" svg:stroke-linecap="round" draw:fill="solid" draw:fill-color="#926d6d" draw:textarea-vertical-align="middle" fo:padding-top="0.325cm" fo:padding-bottom="0.325cm" fo:padding-left="0.45cm" fo:padding-right="0.45cm"/>
    </style:style>
    <style:style style:name="gr5" style:family="graphic" style:parent-style-name="objectwithoutfill">
      <style:graphic-properties draw:stroke="dash" draw:stroke-dash="myDash3Space7" svg:stroke-width="0.4cm" svg:stroke-color="#0000ff" draw:marker-start-width="0.8cm" draw:marker-end-width="0.8cm" svg:stroke-linecap="square" draw:fill="solid" draw:fill-color="#6e9191" draw:textarea-vertical-align="middle" fo:padding-top="0.325cm" fo:padding-bottom="0.325cm" fo:padding-left="0.45cm" fo:padding-right="0.45cm"/>
    </style:style>
    <style:style style:name="gr6" style:family="graphic" style:parent-style-name="objectwithoutfill">
      <style:graphic-properties draw:stroke="dash" draw:stroke-dash="myDash3Space7Round" svg:stroke-width="0.4cm" svg:stroke-color="#0000ff" draw:marker-start-width="0.8cm" draw:marker-end-width="0.8cm" svg:stroke-linecap="square" draw:fill="solid" draw:fill-color="#49b6b6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draw:stroke="dash" draw:stroke-dash="myDash3Space7" svg:stroke-width="0.4cm" svg:stroke-color="#0000ff" draw:marker-start-width="0.8cm" draw:marker-end-width="0.8cm" draw:fill="solid" draw:fill-color="#25dada" draw:textarea-vertical-align="middle" fo:padding-top="0.325cm" fo:padding-bottom="0.325cm" fo:padding-left="0.45cm" fo:padding-right="0.45cm"/>
    </style:style>
    <style:style style:name="gr8" style:family="graphic" style:parent-style-name="objectwithoutfill">
      <style:graphic-properties draw:stroke="dash" draw:stroke-dash="myDash3Space7Round" svg:stroke-width="0.4cm" svg:stroke-color="#0000ff" draw:marker-start-width="0.8cm" draw:marker-end-width="0.8cm" draw:fill="solid" draw:fill-color="#00ffff" draw:textarea-vertical-align="middle" fo:padding-top="0.325cm" fo:padding-bottom="0.325cm" fo:padding-left="0.45cm" fo:padding-right="0.45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cm" svg:y1="2cm" svg:x2="22cm" svg:y2="2cm">
          <text:p/>
        </draw:line>
        <draw:line draw:style-name="gr2" draw:text-style-name="P2" draw:layer="layout" svg:x1="2cm" svg:y1="4cm" svg:x2="22cm" svg:y2="4cm">
          <text:p/>
        </draw:line>
        <draw:line draw:style-name="gr3" draw:text-style-name="P3" draw:layer="layout" svg:x1="2cm" svg:y1="6cm" svg:x2="22cm" svg:y2="6cm">
          <text:p/>
        </draw:line>
        <draw:line draw:style-name="gr4" draw:text-style-name="P4" draw:layer="layout" svg:x1="2cm" svg:y1="8cm" svg:x2="22cm" svg:y2="8cm">
          <text:p/>
        </draw:line>
        <draw:line draw:style-name="gr5" draw:text-style-name="P5" draw:layer="layout" svg:x1="2cm" svg:y1="10cm" svg:x2="22cm" svg:y2="10cm">
          <text:p/>
        </draw:line>
        <draw:line draw:style-name="gr6" draw:text-style-name="P6" draw:layer="layout" svg:x1="2cm" svg:y1="12cm" svg:x2="22cm" svg:y2="12cm">
          <text:p/>
        </draw:line>
        <draw:line draw:style-name="gr7" draw:text-style-name="P7" draw:layer="layout" svg:x1="2cm" svg:y1="14cm" svg:x2="22cm" svg:y2="14cm">
          <text:p/>
        </draw:line>
        <draw:line draw:style-name="gr8" draw:text-style-name="P8" draw:layer="layout" svg:x1="2cm" svg:y1="16cm" svg:x2="22cm" svg:y2="16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myDash3Space7" draw:style="rect" draw:dots1="1" draw:dots1-length="300%" draw:distance="700%"/>
    <draw:stroke-dash draw:name="myDash3Space7Round" draw:style="round" draw:dots1="1" draw:dots1-length="300%" draw:distance="7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57cm" fo:margin-bottom="0cm" fo:text-indent="0cm"/>
      <style:text-properties fo:font-size="32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8cm" fo:margin-bottom="0cm" fo:text-indent="0cm"/>
      <style:text-properties fo:font-size="22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4cm" fo:margin-bottom="0cm" fo:text-indent="0cm"/>
      <style:text-properties fo:font-size="22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599cm" svg:height="3.005cm" svg:x="1.2cm" svg:y="0.717cm" presentation:class="title" presentation:placeholder="true">
        <draw:text-box/>
      </draw:frame>
      <draw:frame presentation:style-name="Standard-outline1" draw:layer="backgroundobjects" svg:width="21.599cm" svg:height="10.439cm" svg:x="1.2cm" svg:y="4.211cm" presentation:class="outline" presentation:placeholder="true">
        <draw:text-box/>
      </draw:frame>
      <draw:frame presentation:style-name="Mpr1" draw:text-style-name="MP2" draw:layer="backgroundobjects" svg:width="5.591cm" svg:height="1.24cm" svg:x="1.2cm" svg:y="16.397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1" draw:text-style-name="MP6" draw:layer="backgroundobjects" svg:width="7.607cm" svg:height="1.24cm" svg:x="8.208cm" svg:y="16.397cm" presentation:class="footer">
        <draw:text-box>
          <text:p text:style-name="MP5"><text:span text:style-name="MT1"><presentation:footer/></text:span><text:span text:style-name="MT1"><text:s/></text:span></text:p>
        </draw:text-box>
      </draw:frame>
      <draw:frame presentation:style-name="Mpr1" draw:text-style-name="MP4" draw:layer="backgroundobjects" svg:width="5.591cm" svg:height="1.24cm" svg:x="17.208cm" svg:y="16.397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creation-date>2020-05-29T17:51:43.644000000</meta:creation-date>
    <dc:title>24x18impress</dc:title>
    <meta:editing-duration>PT3M47S</meta:editing-duration>
    <meta:editing-cycles>3</meta:editing-cycles>
    <meta:generator>LOdaily_27Mai/7.0.0.0.alpha1$Windows_X86_64 LibreOffice_project/0a7341c26741f16835c9062c309e7d3a7fca8209</meta:generator>
    <meta:initial-creator>Regina Henschel</meta:initial-creator>
    <dc:date>2020-05-29T18:22:50.079000000</dc:date>
    <dc:creator>Regina Henschel</dc:creator>
    <meta:document-statistic meta:object-count="31"/>
  </office:meta>
</office:document-meta>
</file>